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124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6.862cm"/>
    </style:style>
    <style:style style:name="co4" style:family="table-column">
      <style:table-column-properties fo:break-before="auto" style:column-width="1.886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686cm"/>
    </style:style>
    <style:style style:name="co7" style:family="table-column">
      <style:table-column-properties fo:break-before="auto" style:column-width="2.658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# de parte del proveedor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Unidad medida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PIC18F4550-I/P-ND </text:p>
          </table:table-cell>
          <table:table-cell office:value-type="string" calcext:value-type="string">
            <text:p>18F4550</text:p>
          </table:table-cell>
          <table:table-cell office:value-type="string" calcext:value-type="string">
            <text:p>IC MCU 8BIT 32KB FLASH 40DIP 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 table:style-name="ce1" office:value-type="currency" office:currency="USD" office:value="5.36" calcext:value-type="currency">
            <text:p>5,36 USD</text:p>
          </table:table-cell>
          <table:table-cell table:style-name="ce1" table:formula="of:=[.G2]*[.E2]" office:value-type="currency" office:currency="USD" office:value="5.36" calcext:value-type="currency">
            <text:p>5,36 USD</text:p>
          </table:table-cell>
        </table:table-row>
        <table:table-row table:style-name="ro2">
          <table:table-cell office:value-type="string" calcext:value-type="string">
            <text:p>AE10333-ND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CONN USB 2.0 R/A FMAL TYPE-B PCB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 table:style-name="ce1" office:value-type="currency" office:currency="USD" office:value="0.88" calcext:value-type="currency">
            <text:p>0,88 USD</text:p>
          </table:table-cell>
          <table:table-cell table:style-name="ce1" table:formula="of:=[.G3]*[.E3]" office:value-type="currency" office:currency="USD" office:value="0.88" calcext:value-type="currency">
            <text:p>0,88 USD</text:p>
          </table:table-cell>
        </table:table-row>
        <table:table-row table:style-name="ro2">
          <table:table-cell office:value-type="string" calcext:value-type="string">
            <text:p>679-2428-ND 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ITCH TACTILE SPST-NO 0.05A 12V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 office:value-type="float" office:value="0.1" calcext:value-type="float">
            <text:p>0,1</text:p>
          </table:table-cell>
          <table:table-cell table:style-name="ce1" table:formula="of:=[.G4]*[.E4]" office:value-type="currency" office:currency="USD" office:value="0.1" calcext:value-type="currency">
            <text:p>0,10 USD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Digikey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Digikey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Digikey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Digikey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Digikey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Digikey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Digikey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Digikey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Digikey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Digikey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Digikey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Digikey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Digikey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Digikey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Digikey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Digikey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Digikey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Digikey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Digikey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Digikey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Digikey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Digikey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Digikey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Digikey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Digikey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Digikey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Digikey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Digikey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H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15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15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0/00/0000</text:date>, <text:time style:data-style-name="N2" text:time-value="0000-00-00T23:27:19.4930375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 LibreOffice_project/410m0$Build-2</meta:generator>
    <dc:date>2014-02-07T23:37:24.295495448</dc:date>
    <meta:editing-duration>P0D</meta:editing-duration>
    <meta:editing-cycles>2</meta:editing-cycles>
    <dc:creator>Alexis Sánchez</dc:creator>
    <meta:document-statistic meta:table-count="1" meta:cell-count="63" meta:object-count="0"/>
  </office:meta>
</office:document-meta>
</file>